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b6a9" officeooo:paragraph-rsid="0018b6a9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paragraph-properties fo:margin-top="0in" fo:margin-bottom="0.1965in" loext:contextual-spacing="false"/>
      <style:text-properties officeooo:rsid="001c4802" officeooo:paragraph-rsid="001c4802"/>
    </style:style>
    <style:style style:name="P4" style:family="paragraph" style:parent-style-name="Standard">
      <style:paragraph-properties fo:margin-top="0in" fo:margin-bottom="0.1965in" loext:contextual-spacing="false"/>
      <style:text-properties officeooo:rsid="001d02d9" officeooo:paragraph-rsid="001d02d9"/>
    </style:style>
    <style:style style:name="P5" style:family="paragraph" style:parent-style-name="Standard">
      <style:text-properties officeooo:paragraph-rsid="00146240"/>
    </style:style>
    <style:style style:name="P6" style:family="paragraph" style:parent-style-name="Standard">
      <style:text-properties officeooo:rsid="00146240" officeooo:paragraph-rsid="00146240"/>
    </style:style>
    <style:style style:name="P7" style:family="paragraph" style:parent-style-name="Standard">
      <style:text-properties officeooo:paragraph-rsid="00151e2a"/>
    </style:style>
    <style:style style:name="P8" style:family="paragraph" style:parent-style-name="Standard">
      <style:text-properties officeooo:rsid="00151e2a" officeooo:paragraph-rsid="00151e2a"/>
    </style:style>
    <style:style style:name="P9" style:family="paragraph" style:parent-style-name="Standard">
      <style:text-properties officeooo:paragraph-rsid="00189b2b"/>
    </style:style>
    <style:style style:name="P10" style:family="paragraph" style:parent-style-name="Standard">
      <style:text-properties officeooo:rsid="0018b6a9" officeooo:paragraph-rsid="0018b6a9"/>
    </style:style>
    <style:style style:name="P11" style:family="paragraph" style:parent-style-name="Standard">
      <style:text-properties officeooo:paragraph-rsid="001c4802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1d02d9"/>
    </style:style>
    <style:style style:name="P13" style:family="paragraph" style:parent-style-name="Standard">
      <style:paragraph-properties fo:margin-top="0in" fo:margin-bottom="0.1965in" loext:contextual-spacing="false"/>
      <style:text-properties officeooo:rsid="001c4802" officeooo:paragraph-rsid="001c4802"/>
    </style:style>
    <style:style style:name="P14" style:family="paragraph" style:parent-style-name="Standard">
      <style:paragraph-properties fo:margin-top="0in" fo:margin-bottom="0.1965in" loext:contextual-spacing="false"/>
      <style:text-properties officeooo:rsid="0021207a" officeooo:paragraph-rsid="0021207a"/>
    </style:style>
    <style:style style:name="P15" style:family="paragraph" style:parent-style-name="Standard">
      <style:paragraph-properties fo:margin-top="0in" fo:margin-bottom="0.1965in" loext:contextual-spacing="false"/>
      <style:text-properties officeooo:rsid="0023c7b9" officeooo:paragraph-rsid="0023c7b9"/>
    </style:style>
    <style:style style:name="T1" style:family="text">
      <style:text-properties officeooo:rsid="00146240"/>
    </style:style>
    <style:style style:name="T2" style:family="text">
      <style:text-properties officeooo:rsid="00151e2a"/>
    </style:style>
    <style:style style:name="T3" style:family="text">
      <style:text-properties officeooo:rsid="00154168"/>
    </style:style>
    <style:style style:name="T4" style:family="text">
      <style:text-properties officeooo:rsid="0015f455"/>
    </style:style>
    <style:style style:name="T5" style:family="text">
      <style:text-properties officeooo:rsid="00189b2b"/>
    </style:style>
    <style:style style:name="T6" style:family="text">
      <style:text-properties officeooo:rsid="001d02d9"/>
    </style:style>
    <style:style style:name="T7" style:family="text">
      <style:text-properties officeooo:rsid="0022b1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pgrade Laptop Ram <text:span text:style-name="T1">if it is less than 8 </text:span>GB. Spark needs better memory. <text:span text:style-name="T1">If you are running OVM, 16 GB + would be ideal.</text:span><text:line-break/>Install Oracle Virtual Machine Manager: <text:a xlink:type="simple" xlink:href="https://www.virtualbox.org/" office:target-frame-name="_blank" xlink:show="new" text:style-name="Internet_20_link" text:visited-style-name="Visited_20_Internet_20_Link">https://www.virtualbox.org/</text:a> (Version 6.1)<text:line-break/>Download Ubuntu: <text:a xlink:type="simple" xlink:href="https://ubuntu.com/download/desktop" office:target-frame-name="_blank" xlink:show="new" text:style-name="Internet_20_link" text:visited-style-name="Visited_20_Internet_20_Link">https://ubuntu.com/download/</text:a> (iso) Mine is 64x, choose accordingly<text:line-break/>Mount Ubuntu on Ovm. <text:line-break/>Give more than half of memory (I am assigning 20GB). <text:line-break/>Storage: fixed size. <text:line-break/>Allocate 50GB space if available<text:line-break/>Once Ubuntu is Mounted:<text:line-break/>Go to settings -&gt; system -&gt; processor (max on green)/Video memory allocation 75% of available<text:line-break/>During selecting start-up disk, choose the iso downloaded earlier.<text:line-break/><text:line-break/>Install Ubuntu<text:line-break/>Choose password. It will be required during spark session to install/set up Spark<text:line-break/><text:line-break/>Spark works well with Python (called PySpark). Python comes built in. Install Jupyter notebook systems to play with Python more easily. REPLs are less intuitive vs Jupyter.<text:line-break/>pip3 install jupyter (sudo apt install python3-pip if pip is not already installed)<text:line-break/>type command: jupyter notebook (this should launch our browser, if not copy/past the URL from cmd window). <text:span text:style-name="T1">If it does not recognize jupyter, install them:</text:span></text:p>
      <text:p text:style-name="P6"/>
      <text:p text:style-name="P5">sudo snap install jupyter <text:s text:c="6"/># version 1.0.0, or</text:p>
      <text:p text:style-name="P7">sudo apt <text:s/>install jupyter-core <text:s/># version 4.6.3-3<text:line-break/><text:line-break/>Install Java:<text:line-break/>sudo apt-get update<text:line-break/>sudo apt-get install default-jre<text:line-break/>java -version (validate you see version info)<text:line-break/>sudo apt-get install scala (this is what most of spark are written in)<text:line-break/>scala -version (validate you see version info)<text:line-break/><text:line-break/>Install py4j:<text:line-break/>pip3 install py4j<text:line-break/><text:line-break/><text:line-break/>Install Spark:<text:line-break/><text:a xlink:type="simple" xlink:href="http://spark.apache.org/downloads.html" office:target-frame-name="_blank" xlink:show="new" text:style-name="Internet_20_link" text:visited-style-name="Visited_20_Internet_20_Link">spark.apache.org/downloads.</text:a><text:line-break/>spark release: <text:span text:style-name="T2">3</text:span>.1.<text:span text:style-name="T2">1 – Defaults to this as of 3/3/21</text:span><text:line-break/>package type: Pre-built for Hadoop 2.7 and later<text:line-break/>download type: Direct download (depending on internet connection)<text:line-break/></text:p>
      <text:p text:style-name="P8">PySpark can be directly installed from terminal with below command:</text:p>
      <text:p text:style-name="P8">pip install pyspark</text:p>
      <text:p text:style-name="P9"><text:line-break/>move file downloaded to home<text:line-break/>sudo tar -zxvf spark(tab will give the zip just downloaded)<text:line-break/><text:line-break/>export SPARK_HOME='home/<text:span text:style-name="T3">xxx</text:span>/spark-<text:line-break/>export PATH=$SPARK_HOME:$PATH<text:line-break/><text:soft-page-break/>(if you are doing pyspark)<text:line-break/>export PYTHONPATH=$SPARK_HOME/python:<text:span text:style-name="T4">$PYTHONPATH</text:span><text:line-break/>export PYSPARK_DRIVER_PYTHON="<text:span text:style-name="T4">jupyter”</text:span><text:line-break/>export PYSPARK_DRIVER_PYTHON_OPTS="<text:span text:style-name="T4">notebook"</text:span><text:line-break/>export PYSPARK_PYTHON=python3<text:line-break/><text:line-break/>sudo chmod 777 spark-2.1.0-bin-hadoop2.7 (Need to be in the appropriate folder)<text:line-break/>do same for python and pyspark folders<text:line-break/><text:line-break/>All Set for stand alone pySpark Development using Jupyter<text:line-break/>==============================<text:line-break/><text:line-break/>Scala:<text:line-break/>---------<text:line-break/>you need sbt set up as well. It is built in to Scala. When you first call sbt, if it is no configured<text:line-break/>the error message will tell you exactly what to do.<text:line-break/><text:line-break/>Followings are additional tools I have installed:<text:line-break/><text:line-break/>mysql (<text:a xlink:type="simple" xlink:href="https://www.mysqltutorial/" text:style-name="Internet_20_link" text:visited-style-name="Visited_20_Internet_20_Link">https://www.mysqltutorial</text:a><text:a xlink:type="simple" xlink:href="https://www.mysqltutorial.org/install-mysql-ubuntu/" office:target-frame-name="_blank" xlink:show="new" text:style-name="Internet_20_link" text:visited-style-name="Visited_20_Internet_20_Link">.</text:a>)</text:p>
      <text:p text:style-name="P9"><text:span text:style-name="T5">hadoop (https://phoenixnap.com/kb/install-hadoop-ubuntu)</text:span><text:line-break/>hive (<text:a xlink:type="simple" xlink:href="https://phoenixnap.com/kb/" text:style-name="Internet_20_link" text:visited-style-name="Visited_20_Internet_20_Link">https://phoenixnap.com/kb/</text:a>)</text:p>
      <text:p text:style-name="P10">On top of what is explained, I also had to do the following:</text:p>
      <text:p text:style-name="P10"/>
      <text:p text:style-name="P10">Add to hive-setup.xml:</text:p>
      <text:p text:style-name="P1">&lt;property&gt;</text:p>
      <text:p text:style-name="Preformatted_20_Text"><text:s text:c="4"/>&lt;name&gt;system:java.io.tmpdir&lt;/name&gt;</text:p>
      <text:p text:style-name="Preformatted_20_Text"><text:s text:c="4"/>&lt;value&gt;/tmp/hive/java&lt;/value&gt;</text:p>
      <text:p text:style-name="Preformatted_20_Text"><text:s text:c="2"/>&lt;/property&gt;</text:p>
      <text:p text:style-name="Preformatted_20_Text"><text:s text:c="2"/>&lt;property&gt;</text:p>
      <text:p text:style-name="Preformatted_20_Text"><text:s text:c="4"/>&lt;name&gt;system:user.name&lt;/name&gt;</text:p>
      <text:p text:style-name="Preformatted_20_Text"><text:s text:c="4"/>&lt;value&gt;${user.name}&lt;/value&gt;</text:p>
      <text:p text:style-name="P2"><text:s text:c="2"/>&lt;/property&gt;</text:p>
      <text:p text:style-name="P10">Remove Java that is not 1.8.0</text:p>
      <text:p text:style-name="P10">The latest version of hive does not play well with java 11.</text:p>
      <text:p text:style-name="P10"/>
      <text:p text:style-name="P11">Sqoop (<text:a xlink:type="simple" xlink:href="https://www.tutorialspoint.com/sqoop/sqoop_installation.htm" text:style-name="Internet_20_link" text:visited-style-name="Visited_20_Internet_20_Link">https://www.tutorialspoint.com/sqoop/sqoop_installation.htm</text:a>)</text:p>
      <text:p text:style-name="P3">Warnings while checking sqoop version after installation about missing HBASE and others can be ignored.</text:p>
      <text:p text:style-name="P14">Oozie:</text:p>
      <text:p text:style-name="P14">https://www.youtube.com/watch?v=QoQUn6HQN08</text:p>
      <text:p text:style-name="P3"/>
      <text:p text:style-name="P4">Kafka: <text:span text:style-name="T7">(follow second link)</text:span></text:p>
      <text:p text:style-name="P12"><text:a xlink:type="simple" xlink:href="https://www.digitalocean.com/community/tutorials/how-to-install-apache-kafka-on-ubuntu-20-04" text:style-name="Internet_20_link" text:visited-style-name="Visited_20_Internet_20_Link"><text:span text:style-name="T6">https://www.digitalocean.com/community/tutorials/how-to-install-apache-kafka-on-ubuntu-20-04</text:span></text:a></text:p>
      <text:p text:style-name="P12"><text:soft-page-break/></text:p>
      <text:p text:style-name="P12"><text:a xlink:type="simple" xlink:href="https://linuxhint.com/install-apache-kafka-ubuntu/" text:style-name="Internet_20_link" text:visited-style-name="Visited_20_Internet_20_Link">https://linuxhint.com/install-apache-kafka-ubuntu/</text:a></text:p>
      <text:p text:style-name="P12"/>
      <text:p text:style-name="P15">I had Talend installed in one of my Vms. Will update that document once I get the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4:47:24.844181644</meta:creation-date>
    <dc:date>2021-03-08T07:02:02.517182712</dc:date>
    <meta:editing-duration>PT1H16M1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27" meta:word-count="461" meta:character-count="3505" meta:non-whitespace-character-count="3023"/>
  </office:meta>
</office:document-meta>
</file>